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P1" style:family="paragraph" style:parent-style-name="Heading_20_1">
      <style:paragraph-properties fo:line-height="150%"/>
      <style:text-properties fo:language="en" fo:country="US"/>
    </style:style>
    <style:style style:name="P2" style:family="paragraph" style:parent-style-name="Heading_20_2">
      <style:paragraph-properties fo:line-height="150%"/>
      <style:text-properties fo:language="en" fo:country="US"/>
    </style:style>
    <style:style style:name="P3" style:family="paragraph" style:parent-style-name="Text_20_body">
      <style:paragraph-properties fo:line-height="150%"/>
      <style:text-properties fo:language="en" fo:country="US"/>
    </style:style>
    <style:style style:name="P4" style:family="paragraph" style:parent-style-name="Text_20_body">
      <style:paragraph-properties fo:line-height="150%" fo:text-align="justify" style:justify-single-word="false"/>
      <style:text-properties fo:language="en" fo:country="US"/>
    </style:style>
    <style:style style:name="P5" style:family="paragraph" style:parent-style-name="Text_20_body">
      <style:paragraph-properties fo:line-height="150%"/>
    </style:style>
    <style:style style:name="P6" style:family="paragraph" style:parent-style-name="Text_20_body">
      <style:paragraph-properties fo:line-height="150%" fo:text-align="justify" style:justify-single-word="false"/>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s>
      <text:h text:style-name="P1" text:outline-level="1">RuleML</text:h>
      <text:p text:style-name="P3">RuleML has been designed for the interchange of the major kinds of Web rules in an XML format that is uniform across various rule languages and platforms. It has broad coverage and is defined as an extensible family of languages, whose modular system of schemas permits rule interchange with high precision.</text:p>
      <text:p text:style-name="P5"><text:span text:style-name="T1">RuleML languages can be broadly divided to deliberation and reaction languages. Deliberation rules are for inference and reaction rules are for action [</text:span><text:a xlink:type="simple" xlink:href="http://ruleml.org/">http://ruleml.org/</text:a><text:span text:style-name="T1">].</text:span></text:p>
      <text:h text:style-name="P2" text:outline-level="2">Example</text:h>
      <text:p text:style-name="P4"><text:sequence-ref text:reference-format="category-and-value" text:ref-name="refExample0">Example 1</text:sequence-ref> is an example of a simple Datalog RuleML ruleset. It defines a fact that a widget 1 category is “Map” and an implication that if a widget category is 1 then it is located in a slot 2.</text:p>
      <table:table table:name="Table1" table:style-name="Table1">
        <table:table-column table:style-name="Table1.A"/>
        <table:table-row>
          <table:table-cell table:style-name="Table1.A1" office:value-type="string">
            <text:p text:style-name="Table_20_Contents"><text:reference-mark-start text:name="Example"/>&lt;RuleML xmlns="http://ruleml.org/spec"&gt;<text:reference-mark-end text:name="Example"/></text:p>
            <text:p text:style-name="Table_20_Contents"><text:tab/>&lt;Assert&gt;</text:p>
            <text:p text:style-name="Table_20_Contents"><text:tab/><text:tab/>&lt;Atom&gt;</text:p>
            <text:p text:style-name="Table_20_Contents"><text:tab/><text:tab/><text:tab/>&lt;Rel&gt;Category&lt;/Rel&gt;</text:p>
            <text:p text:style-name="Table_20_Contents"><text:tab/><text:tab/><text:tab/>&lt;slot&gt;&lt;Ind&gt;widget&lt;/Ind&gt;&lt;Ind&gt;1&lt;/Ind&gt;&lt;/slot&gt;</text:p>
            <text:p text:style-name="Table_20_Contents"><text:tab/><text:tab/><text:tab/>&lt;slot&gt;&lt;Ind&gt;category&lt;/Ind&gt;&lt;Ind&gt;Map&lt;/Ind&gt;&lt;/slot&gt;</text:p>
            <text:p text:style-name="Table_20_Contents"><text:tab/><text:tab/>&lt;/Atom&gt;</text:p>
            <text:p text:style-name="Table_20_Contents"><text:tab/><text:tab/>&lt;Implies&gt;</text:p>
            <text:p text:style-name="Table_20_Contents"><text:tab/><text:tab/><text:tab/>&lt;if&gt;</text:p>
            <text:p text:style-name="Table_20_Contents"><text:tab/><text:tab/><text:tab/><text:tab/>&lt;Atom&gt;</text:p>
            <text:p text:style-name="Table_20_Contents"><text:tab/><text:tab/><text:tab/><text:tab/><text:tab/>&lt;Rel&gt;Category&lt;/Rel&gt;</text:p>
            <text:p text:style-name="Table_20_Contents"><text:tab/><text:tab/><text:tab/><text:tab/><text:tab/>&lt;slot&gt;&lt;Ind&gt;widget&lt;/Ind&gt;&lt;Var&gt;widget&lt;/Var&gt;&lt;/slot&gt;</text:p>
            <text:p text:style-name="Table_20_Contents"><text:tab/><text:tab/><text:tab/><text:tab/><text:tab/>&lt;slot&gt;&lt;Ind&gt;category&lt;/Ind&gt;&lt;Ind&gt;Map&lt;/Ind&gt;&lt;/slot&gt;</text:p>
            <text:p text:style-name="Table_20_Contents"><text:tab/><text:tab/><text:tab/><text:tab/>&lt;/Atom&gt;</text:p>
            <text:p text:style-name="Table_20_Contents"><text:tab/><text:tab/><text:tab/>&lt;/if&gt;</text:p>
            <text:p text:style-name="Table_20_Contents"><text:tab/><text:tab/><text:tab/>&lt;then&gt;</text:p>
            <text:p text:style-name="Table_20_Contents"><text:tab/><text:tab/><text:tab/><text:tab/>&lt;Atom&gt;</text:p>
            <text:p text:style-name="Table_20_Contents"><text:tab/><text:tab/><text:tab/><text:tab/><text:tab/>&lt;Rel&gt;Location&lt;/Rel&gt;</text:p>
            <text:p text:style-name="Table_20_Contents"><text:tab/><text:tab/><text:tab/><text:tab/><text:tab/>&lt;slot&gt;&lt;Ind&gt;widget&lt;/Ind&gt;&lt;Var&gt;widget&lt;/Var&gt;&lt;/slot&gt;</text:p>
            <text:p text:style-name="Table_20_Contents"><text:tab/><text:tab/><text:tab/><text:tab/><text:tab/>&lt;slot&gt;&lt;Ind&gt;placeholder&lt;/Ind&gt;&lt;Ind&gt;2&lt;/Ind&gt;&lt;/slot&gt;</text:p>
            <text:p text:style-name="Table_20_Contents"><text:tab/><text:tab/><text:tab/><text:tab/>&lt;/Atom&gt;</text:p>
            <text:p text:style-name="Table_20_Contents"><text:tab/><text:tab/><text:tab/>&lt;/then&gt;</text:p>
            <text:p text:style-name="Table_20_Contents"><text:tab/><text:tab/>&lt;/Implies&gt;</text:p>
            <text:p text:style-name="Table_20_Contents"><text:tab/>&lt;Assert&gt;</text:p>
            <text:p text:style-name="Table_20_Contents">&lt;/RuleML&gt;</text:p>
          </table:table-cell>
        </table:table-row>
      </table:table>
      <text:p text:style-name="Example">Example <text:sequence text:ref-name="refExample0" text:name="Example" text:formula="ooow:Example+1" style:num-format="1">1</text:sequence>: RuleML fact and implication</text:p>
      <text:p text:style-name="P3"/>
      <text:h text:style-name="P2" text:outline-level="2"><text:soft-page-break/>Description of standard</text:h>
      <text:p text:style-name="P4">Root element of RuleML document is <text:span text:style-name="T2">&lt;RuleML&gt;</text:span>. It defines RuleML namespace and schema location. It can have <text:span text:style-name="T2">&lt;Assert&gt;</text:span>, <text:span text:style-name="T2">&lt;Query&gt;</text:span> or <text:span text:style-name="T2">&lt;Retract&gt;</text:span> elements as it's children. Element &lt;Assert&gt; implies that it's content is asserted, i.e., knowledge is added. Element &lt;Query&gt; implies that it's content is queries. Element <text:span text:style-name="T2">&lt;Retract&gt;</text:span> means that it's content is retracted ,i.e., knowledge is removed.</text:p>
      <text:p text:style-name="P4">Facts are described using <text:span text:style-name="T2">&lt;Atom&gt;</text:span> element. Fact has <text:span text:style-name="T2">&lt;Rel&gt;</text:span> , relation constant, child element that defines the relation. It can also contain several <text:span text:style-name="T2">&lt;Ind&gt;</text:span>, individual constant, and <text:span text:style-name="T2">&lt;Data&gt;</text:span>, data constant element for defining relation arguments.</text:p>
      <text:p text:style-name="P4">Implication rules are described using <text:span text:style-name="T2">&lt;Implies&gt;</text:span> element. It has 2 child elements: <text:span text:style-name="T2">&lt;if&gt;</text:span>, that defines the premise or condition that must evaluate to true, and <text:span text:style-name="T2">&lt;then&gt;</text:span>, that defines the conclusion or consequent of the rule. These elements can either have an <text:span text:style-name="T2">&lt;Atom&gt;</text:span> or an <text:span text:style-name="T2">&lt;And&gt;</text:span> and serveral <text:span text:style-name="T2">&lt;Atom&gt;</text:span> elements as child elements of this <text:span text:style-name="T2">&lt;And&gt;</text:span>. Element <text:span text:style-name="T2">&lt;And&gt;</text:span> evaluates to true if all of it's elements evaluate to true or if it has no children. Smilarily to facts, <text:span text:style-name="T2">&lt;Atom&gt;</text:span> elements in implications can contain constants and data, but they can also contain <text:span text:style-name="T2">&lt;Var&gt;</text:span> logical variable elements.</text:p>
      <text:p text:style-name="P4">Relation elements, <text:span text:style-name="T2">&lt;Rel&gt;</text:span><text:span text:style-name="T3">,</text:span> and constant elements, <text:span text:style-name="T2">&lt;Ind&gt;</text:span><text:span text:style-name="T3">,</text:span> can have <text:span text:style-name="T2">iri</text:span> attribute which defines internationalized resource identifier or web label. This allows using unified global vocabulary, such as schema.org.</text:p>
      <text:p text:style-name="P4">In object oriented RuleML <text:span text:style-name="T2">&lt;slot&gt;</text:span> elements can be used to create keyword-value pairs inside atoms. This way the order of constants and variables in a relation is not important, constants and variables are matched based on keyword. Keyword is the first child of <text:span text:style-name="T2">&lt;slot&gt;</text:span> and value is the second child.</text:p>
      <text:p text:style-name="P5"><text:span text:style-name="T1">[</text:span><text:a xlink:type="simple" xlink:href="http://ruleml.org/1.0/doc/">http://ruleml.org/1.0/doc/</text:a>]</text:p>
      <text:h text:style-name="P2" text:outline-level="2">Shortcomings</text:h>
      <text:p text:style-name="P6"><text:span text:style-name="T1">There are currently no complete open source RuleML evaluator engines. RuleML covers very large range of languages which makes creating a complete engine very difficult and time consuming. For example OO jDREW has implemented Naf Hornlog RuleML, but is completely missing reaction languages and also several deliberation languages, like First Order Logic [</text:span><text:a xlink:type="simple" xlink:href="http://www.jdrew.org/oojdrew/">http://www.jdrew.org/oojdrew/</text:a> <text:span text:style-name="T1">]. This means that rules written for one rule engine might not work with another engine without modifications, even though both engines are evaluate Rule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xampl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7T18:42:11.30</meta:creation-date>
    <dc:date>2012-08-14T01:49:43.74</dc:date>
    <meta:editing-duration>PT22H47M34S</meta:editing-duration>
    <meta:editing-cycles>90</meta:editing-cycles>
    <meta:generator>LibreOffice/3.5$Windows_x86 LibreOffice_project/dc9775d-05ecbee-0851ad3-1586698-727bf66</meta:generator>
    <meta:document-statistic meta:table-count="1" meta:image-count="0" meta:object-count="0" meta:page-count="2" meta:paragraph-count="40" meta:word-count="496" meta:character-count="3587" meta:non-whitespace-character-count="3054"/>
  </office:meta>
</office:document-meta>
</file>